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d91" officeooo:paragraph-rsid="001dbd91"/>
    </style:style>
    <style:style style:name="P2" style:family="paragraph" style:parent-style-name="Standard">
      <style:text-properties style:font-name="Courier New" fo:font-size="9pt" officeooo:rsid="001dbd91" officeooo:paragraph-rsid="001f479b" style:font-size-asian="7.84999990463257pt" style:font-size-complex="9pt"/>
    </style:style>
    <style:style style:name="P3" style:family="paragraph" style:parent-style-name="Standard">
      <style:text-properties style:font-name="Courier New" fo:font-size="12pt" officeooo:rsid="001dbd91" officeooo:paragraph-rsid="001dbd91" style:font-size-asian="12pt" style:font-size-complex="12pt"/>
    </style:style>
    <style:style style:name="P4" style:family="paragraph" style:parent-style-name="Standard">
      <style:text-properties style:font-name="Courier New" fo:font-size="12pt" officeooo:rsid="001dbd91" officeooo:paragraph-rsid="001f479b" style:font-size-asian="12pt" style:font-size-complex="12pt"/>
    </style:style>
    <style:style style:name="P5" style:family="paragraph" style:parent-style-name="Standard">
      <style:paragraph-properties fo:break-before="page"/>
      <style:text-properties style:font-name="Courier New" fo:font-size="9pt" officeooo:rsid="001dbd91" officeooo:paragraph-rsid="001f479b" style:font-size-asian="7.84999990463257pt" style:font-size-complex="9pt"/>
    </style:style>
    <style:style style:name="P6" style:family="paragraph" style:parent-style-name="Standard">
      <style:text-properties style:font-name="Courier New" fo:font-size="12pt" fo:font-weight="normal" officeooo:rsid="001f479b" officeooo:paragraph-rsid="001f479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9pt" fo:font-weight="normal" officeooo:rsid="001f479b" officeooo:paragraph-rsid="001f479b" style:font-size-asian="7.84999990463257pt" style:font-weight-asian="normal" style:font-size-complex="9pt" style:font-weight-complex="normal"/>
    </style:style>
    <style:style style:name="P8" style:family="paragraph" style:parent-style-name="Standard">
      <style:text-properties style:font-name="Courier New" fo:font-size="9pt" officeooo:rsid="001dbd91" officeooo:paragraph-rsid="001f479b" style:font-size-asian="7.84999990463257pt" style:font-size-complex="9pt"/>
    </style:style>
    <style:style style:name="P9" style:family="paragraph" style:parent-style-name="Standard">
      <style:text-properties style:font-name="Courier New" fo:font-size="9pt" officeooo:rsid="0024687c" officeooo:paragraph-rsid="0024687c" style:font-size-asian="7.84999990463257pt" style:font-size-complex="9pt"/>
    </style:style>
    <style:style style:name="P10" style:family="paragraph" style:parent-style-name="Standard">
      <style:text-properties officeooo:rsid="001dbd91" officeooo:paragraph-rsid="001dbd91"/>
    </style:style>
    <style:style style:name="T1" style:family="text">
      <style:text-properties officeooo:rsid="001f479b"/>
    </style:style>
    <style:style style:name="T2" style:family="text">
      <style:text-properties fo:font-weight="bold" officeooo:rsid="001f479b" style:font-weight-asian="bold" style:font-weight-complex="bold"/>
    </style:style>
    <style:style style:name="T3" style:family="text">
      <style:text-properties fo:font-weight="normal" officeooo:rsid="001f479b" style:font-weight-asian="normal" style:font-weight-complex="normal"/>
    </style:style>
    <style:style style:name="T4" style:family="text">
      <style:text-properties style:font-name="Liberation Serif" fo:font-size="12pt" fo:font-weight="bold" officeooo:rsid="001f479b" style:font-size-asian="10.5pt" style:font-weight-asian="bold" style:font-size-complex="12pt" style:font-weight-complex="bold"/>
    </style:style>
    <style:style style:name="T5" style:family="text">
      <style:text-properties style:font-name="Liberation Serif" fo:font-size="12pt" fo:font-weight="normal" officeooo:rsid="001f479b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24687c" style:font-size-asian="10.5pt" style:font-weight-asian="normal" style:font-size-complex="12pt" style:font-weight-complex="normal"/>
    </style:style>
    <style:style style:name="T7" style:family="text">
      <style:text-properties officeooo:rsid="002468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function Outer(): real</text:p>
      <text:p text:style-name="P3">begin </text:p>
      <text:p text:style-name="P3"><text:tab/>a:<text:tab/>real;</text:p>
      <text:p text:style-name="P3"><text:tab/>n:<text:tab/>int;</text:p>
      <text:p text:style-name="P3"/>
      <text:p text:style-name="P4"><text:tab/>function Inner<text:span text:style-name="T1">1</text:span>(y: real): int</text:p>
      <text:p text:style-name="P4"><text:tab/>begin</text:p>
      <text:p text:style-name="P4"><text:tab/><text:tab/>c: real;</text:p>
      <text:p text:style-name="P4"><text:tab/><text:tab/><text:span text:style-name="T1">c = y * 3; <text:s/></text:span><text:span text:style-name="T2">&lt;==== line 1 ===== </text:span><text:span text:style-name="T3"><text:s/></text:span></text:p>
      <text:p text:style-name="P6"><text:tab/><text:tab/>Inner1 = int(c);</text:p>
      <text:p text:style-name="P6"><text:tab/>end <text:s text:c="2"/><text:span text:style-name="T7">(</text:span>* Inner1 *<text:span text:style-name="T7">)</text:span> </text:p>
      <text:p text:style-name="P6"/>
      <text:p text:style-name="P4"><text:tab/>function Inner<text:span text:style-name="T1">2</text:span>(z: real): int</text:p>
      <text:p text:style-name="P3"><text:tab/>begin </text:p>
      <text:p text:style-name="P3"><text:tab/><text:tab/>b: <text:tab/>real;</text:p>
      <text:p text:style-name="P6"><text:tab/><text:tab/>b = 3 + Inner1(z);</text:p>
      <text:p text:style-name="P6"><text:tab/><text:tab/>Inner2 = (b+3) * 6;</text:p>
      <text:p text:style-name="P6"><text:tab/>end <text:s/><text:span text:style-name="T7">(</text:span>* Inner2 *<text:span text:style-name="T7">)</text:span> </text:p>
      <text:p text:style-name="P6"/>
      <text:p text:style-name="P6"><text:tab/><text:span text:style-name="T7">(</text:span>* Outer’s body *<text:span text:style-name="T7">)</text:span> </text:p>
      <text:p text:style-name="P6"><text:tab/>a = 3.6; </text:p>
      <text:p text:style-name="P6"><text:tab/>n = 15 + Inner2(a);</text:p>
      <text:p text:style-name="P6"><text:tab/>Outer = n – 3;</text:p>
      <text:p text:style-name="P6">end <text:span text:style-name="T7">(</text:span>* Outer’s body *<text:span text:style-name="T7">)</text:span> </text:p>
      <text:p text:style-name="P7"/>
      <text:p text:style-name="P2"><text:span text:style-name="T6">S</text:span><text:span text:style-name="T5">how the state of the stack (including static &amp; dynamic links) as the line marked line 1 above is about to execute. </text:span><text:tab/><text:tab/></text:p>
      <text:p text:style-name="P2"/>
      <text:p text:style-name="P9">2. Explain the difference between call by value, call by reference, call by value/result, call by sharing.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16:20.924000000</meta:creation-date>
    <meta:generator>LibreOffice/5.2.3.3$Windows_x86 LibreOffice_project/d54a8868f08a7b39642414cf2c8ef2f228f780cf</meta:generator>
    <meta:print-date>2016-11-10T15:40:02.176000000</meta:print-date>
    <dc:date>2017-04-04T15:32:02.055000000</dc:date>
    <meta:editing-duration>PT8M14S</meta:editing-duration>
    <meta:editing-cycles>2</meta:editing-cycles>
    <meta:document-statistic meta:table-count="0" meta:image-count="0" meta:object-count="0" meta:page-count="2" meta:paragraph-count="23" meta:word-count="112" meta:character-count="583" meta:non-whitespace-character-count="452"/>
  </office:meta>
</office:document-meta>
</file>